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937.returnOut( String jsonStr , Class &lt; T &gt; c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.getOutPa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93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.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.Out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.setOutPara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